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officeooo:rsid="0020cdae" officeooo:paragraph-rsid="0020cdae"/>
    </style:style>
    <style:style style:name="P2" style:family="paragraph" style:parent-style-name="Text_20_body">
      <style:text-properties officeooo:paragraph-rsid="0020cdae"/>
    </style:style>
    <style:style style:name="P3" style:family="paragraph" style:parent-style-name="Text_20_body">
      <style:paragraph-properties fo:margin-top="0in" fo:margin-bottom="0in" loext:contextual-spacing="false"/>
      <style:text-properties officeooo:rsid="001fb2ac" officeooo:paragraph-rsid="001fb2ac"/>
    </style:style>
    <style:style style:name="P4" style:family="paragraph" style:parent-style-name="Text_20_body">
      <style:paragraph-properties fo:margin-top="0in" fo:margin-bottom="0in" loext:contextual-spacing="false"/>
      <style:text-properties officeooo:paragraph-rsid="001fb2ac"/>
    </style:style>
    <style:style style:name="P5" style:family="paragraph" style:parent-style-name="Text_20_body">
      <style:paragraph-properties fo:margin-top="0in" fo:margin-bottom="0in" loext:contextual-spacing="false"/>
      <style:text-properties officeooo:paragraph-rsid="0020cdae"/>
    </style:style>
    <style:style style:name="T1" style:family="text">
      <style:text-properties officeooo:rsid="0020cdae"/>
    </style:style>
    <style:style style:name="T2" style:family="text">
      <style:text-properties fo:font-weight="bold" style:font-weight-asian="bold" style:font-weight-complex="bold"/>
    </style:style>
    <style:style style:name="T3" style:family="text">
      <style:text-properties fo:font-weight="bold" officeooo:rsid="0020cdae" style:font-weight-asian="bold" style:font-weight-complex="bol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1. The </text:span><text:span text:style-name="T3">audience </text:span><text:span text:style-name="T1">for my manual is technical students or hobbyists who were interested in gear cutting. That audience should already have access to knowledge of the basics of running a milling machine - what the different parts do, and what safety protocols to follow. I did state the audience in the manual's introduction, but the experience level could have been made clearer, perhaps. </text:span></text:p>
      <text:p text:style-name="P3"/>
      <text:p text:style-name="P4"><text:span text:style-name="T1">2. The </text:span><text:span text:style-name="T3">purpose</text:span><text:span text:style-name="T1"> of the manual is to take a reader with some understanding of milling, and put them in a place where they knew one way to replicate a spur gear with minimal specialized tooling. The stated purpose in the beginning of the manual was to create a spur gear, but perhaps the limited scope of the process intended could have been better communicated - modern industrial practice would differ significantly in tools and processes. The materials list does offer a fairly comprehensive list of what is needed to engage in the process. <text:s/>One thing the introduction could have done better is have a full anatomy of the index head with labeled parts - the operation of that part of the machine is not entirely well explained.</text:span></text:p>
      <text:p text:style-name="P3"/>
      <text:p text:style-name="P4"><text:span text:style-name="T1">3. </text:span><text:span text:style-name="T3">Organization</text:span><text:span text:style-name="T1"> is broken down into sections, sub-sections, and in some cases tertiary-level sections. The table of contents is fairly easy to navigate, and the numbered lists are appropriately used only for things that must go in sequence. Some of the lists of steps do go too long, and perhaps would be better re-organized into separate steps.</text:span></text:p>
      <text:p text:style-name="P3"/>
      <text:p text:style-name="P5"><text:span text:style-name="T1">4. </text:span><text:span text:style-name="T3">Development</text:span><text:span text:style-name="T1">: Readers with the intended background should have all the information needed to perform each step. The most essential safety information - to keep fingers away from moving parts and wear eye protection, is listed on the first page of the manual, with a warning logo to attract the reader's eye. The manual is written with standard-sized font and large margins, which the reader could use to take notes on how their particular application would differ from the example shown. The intended environment is a well-lit shop, so standard font should probably suffice.</text:span></text:p>
      <text:p text:style-name="P3"/>
      <text:p text:style-name="P4"><text:span text:style-name="T1">5. The </text:span><text:span text:style-name="T3">design</text:span><text:span text:style-name="T1"> should be simple and easily followed. Key terminology should be in bold the first time it is introduced, so as to attract the reader's eye. Headings should be in a larger font than the rest of the document, in descending size as subheadings become more specific. Numbered and bulleted lists should be spaced out and indented, to create separation between the ideas presented. Figures should be numbered, centered, and captioned for easy reference. Pages need to be numbered, and cited in a table of contents. </text:span></text:p>
      <text:p text:style-name="P4"/>
      <text:p text:style-name="P2"><text:span text:style-name="T1">6. The readers will need </text:span><text:span text:style-name="T3">graphics</text:span><text:span text:style-name="T1"> illustrating key steps in the process described, as well as a few drawings showing the parts of the gear that are discussed in theoretical terms. Graphics that include information from external sources are all cited and labeled in a way that indicates their source. All figures are numbered and titled, and graphics copied from books and web sources are cited in APA format, as required by the assignment. </text:span></text:p>
      <text:p text:style-name="P1">7. <text:span text:style-name="T2">Improvements</text:span>: Some of the lower-level concepts, such as how to find the dimensions across gear wires without the use of a table from a reference book, are left unaddressed. This information would be <text:soft-page-break/>useful to include in case the reader did not have access to a handbook, or had to use off-sized pins. Discussion of how to represent an involute profile (the shape of the gear tooth) could be useful as well - these are theoretical-level ideas, but can be helpful to hobbyists who don't have access to some standard tooling, and have the time to make workarounds based on lower-level the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0T22:57:53.002661720</meta:creation-date>
    <dc:date>2018-06-10T23:27:32.297651896</dc:date>
    <meta:editing-duration>PT7M8S</meta:editing-duration>
    <meta:editing-cycles>1</meta:editing-cycles>
    <meta:document-statistic meta:table-count="0" meta:image-count="0" meta:object-count="0" meta:page-count="2" meta:paragraph-count="7" meta:word-count="608" meta:character-count="3589" meta:non-whitespace-character-count="2984"/>
    <meta:generator>LibreOffice/5.4.6.2$Linux_X86_64 LibreOffice_project/40m0$Build-2</meta:generator>
  </office:meta>
</office:document-meta>
</file>